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 Day 1: Report Repair ---</text:h>
      <text:p text:style-name="Text_20_body">After saving Christmas <text:a xlink:type="simple" xlink:href="https://adventofcode.com/events" text:style-name="Internet_20_link" text:visited-style-name="Visited_20_Internet_20_Link">five years in a row</text:a>, you've decided to take a vacation at a nice resort on a tropical island. Surely, Christmas will go on without you.</text:p>
      <text:p text:style-name="Text_20_body">The tropical island has its own currency and is entirely cash-only. The gold coins used there have a little picture of a starfish; the locals just call them <text:span text:style-name="Emphasis">stars</text:span>. None of the currency exchanges seem to have heard of them, but somehow, you'll need to find fifty of these coins by the time you arrive so you can pay the deposit on your room.</text:p>
      <text:p text:style-name="Text_20_body">To save your vacation, you need to get all <text:span text:style-name="Emphasis">fifty stars</text:span> by December 25th.</text:p>
      <text:p text:style-name="Text_20_body">Collect stars by solving puzzles. Two puzzles will be made available on each day in the Advent calendar; the second puzzle is unlocked when you complete the first. Each puzzle grants <text:span text:style-name="Emphasis">one star</text:span>. Good luck!</text:p>
      <text:p text:style-name="Text_20_body">Before you leave, the Elves in accounting just need you to fix your <text:span text:style-name="Emphasis">expense report</text:span> (your puzzle input); apparently, something isn't quite adding up.</text:p>
      <text:p text:style-name="Text_20_body">Specifically, they need you to <text:span text:style-name="Emphasis">find the two entries that sum to </text:span><text:span text:style-name="Emphasis"><text:span text:style-name="Source_20_Text">2020</text:span></text:span> and then multiply those two numbers together.</text:p>
      <text:p text:style-name="Text_20_body">For example, suppose your expense report contained the following:</text:p>
      <text:p text:style-name="Preformatted_20_Text"><text:span text:style-name="Source_20_Text">1721</text:span></text:p>
      <text:p text:style-name="Preformatted_20_Text"><text:span text:style-name="Source_20_Text">979</text:span></text:p>
      <text:p text:style-name="Preformatted_20_Text"><text:span text:style-name="Source_20_Text">366</text:span></text:p>
      <text:p text:style-name="Preformatted_20_Text"><text:span text:style-name="Source_20_Text">299</text:span></text:p>
      <text:p text:style-name="Preformatted_20_Text"><text:span text:style-name="Source_20_Text">675</text:span></text:p>
      <text:p text:style-name="P1"><text:span text:style-name="Source_20_Text">1456</text:span></text:p>
      <text:p text:style-name="Text_20_body">In this list, the two entries that sum to <text:span text:style-name="Source_20_Text">2020</text:span> are <text:span text:style-name="Source_20_Text">1721</text:span> and <text:span text:style-name="Source_20_Text">299</text:span>. Multiplying them together produces <text:span text:style-name="Source_20_Text">1721 * 299 = 514579</text:span>, so the correct answer is <text:span text:style-name="Source_20_Text"><text:span text:style-name="Emphasis">514579</text:span></text:span>.</text:p>
      <text:p text:style-name="Text_20_body">Of course, your expense report is much larger. <text:span text:style-name="Emphasis">Find the two entries that sum to </text:span><text:span text:style-name="Emphasis"><text:span text:style-name="Source_20_Text">2020</text:span></text:span><text:span text:style-name="Emphasis">; what do you get if you multiply them together?</text:span></text:p>
      <text:p text:style-name="Text_20_body">Your puzzle answer was <text:span text:style-name="Source_20_Text">482811</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12-01T18:28:36.838000000</dc:date>
    <meta:editing-duration>PT51S</meta:editing-duration>
    <meta:editing-cycles>1</meta:editing-cycles>
    <meta:document-statistic meta:table-count="0" meta:image-count="0" meta:object-count="0" meta:page-count="1" meta:paragraph-count="17" meta:word-count="266" meta:character-count="1463" meta:non-whitespace-character-count="1214"/>
    <meta:generator>LibreOffice/6.1.4.2$Windows_x86 LibreOffice_project/9d0f32d1f0b509096fd65e0d4bec26ddd1938fd3</meta:generator>
  </office:meta>
</office:document-meta>
</file>